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icksand" svg:font-family="Quicksand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333333" style:font-name="Arial" fo:font-size="12pt" fo:letter-spacing="normal" fo:font-style="normal" fo:font-weight="normal" officeooo:rsid="00097c60" officeooo:paragraph-rsid="00097c60" style:font-size-asian="12pt" style:font-weight-asian="normal" style:font-size-complex="12pt" style:font-weight-complex="normal" loext:padding="0cm" loext:border="none"/>
    </style:style>
    <style:style style:name="P3" style:family="paragraph" style:parent-style-name="Standard" style:list-style-name="L1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officeooo:rsid="00097c60"/>
    </style:style>
    <style:style style:name="T2" style:family="text">
      <style:text-properties fo:font-variant="normal" fo:text-transform="none" fo:color="#333333" style:font-name="Arial" fo:font-size="12pt" fo:letter-spacing="normal" fo:font-style="normal" style:font-size-asian="12pt" style:font-size-complex="12pt" loext:padding="0cm" loext:border="none"/>
    </style:style>
    <style:style style:name="T3" style:family="text">
      <style:text-properties fo:font-variant="normal" fo:text-transform="none" fo:color="#333333" style:font-name="Arial" fo:font-size="12pt" fo:letter-spacing="normal" fo:font-style="normal" officeooo:rsid="00097c60" style:font-size-asian="12pt" style:font-size-complex="12pt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</text:p>
      <text:p text:style-name="P1"/>
      <text:list xml:id="list1289391979396812535" text:style-name="L1">
        <text:list-item>
          <text:p text:style-name="P3"><text:span text:style-name="T1">O</text:span> administrador de um bolão poderá criar um bolão;</text:p>
        </text:list-item>
        <text:list-item>
          <text:p text:style-name="P3"><text:span text:style-name="T1">U</text:span>m usuário pode participar de um bolão, mediante convite do administrador;</text:p>
        </text:list-item>
        <text:list-item>
          <text:p text:style-name="P3"><text:span text:style-name="T1">U</text:span>m bolão pode considerar um ou mais jogos;</text:p>
        </text:list-item>
        <text:list-item>
          <text:p text:style-name="P3"><text:span text:style-name="T1">A</text:span>pós registrar-se em um bolão, o usuário visualiza a lista de jogos cadastrados para aquele bolão;</text:p>
        </text:list-item>
        <text:list-item>
          <text:p text:style-name="P3"><text:span text:style-name="T1">O</text:span> usuário, agora apostador, poderá inserir os seus palpites (apostas) para os jogos de um dado bolão;</text:p>
        </text:list-item>
        <text:list-item>
          <text:p text:style-name="P3"><text:span text:style-name="T1">E</text:span>nquanto o jogo não ocorrer, o apostador poderá editar o seu palpite;</text:p>
        </text:list-item>
        <text:list-item>
          <text:p text:style-name="P3"><text:span text:style-name="T1">O</text:span> palpite não poderá ser editado em momento prévio ao jogo (tempo limite<text:span text:style-name="T1"> – </text:span>antes da realização do jogo<text:span text:style-name="T1"> – </text:span>permitido deve ser determinado pelo administrador do bolão);</text:p>
        </text:list-item>
        <text:list-item>
          <text:p text:style-name="P3"><text:span text:style-name="T1">A</text:span>lguém (pode ser um sistema externo, automaticamente; ou o administrador do bolão, manualmente) registra o resultado de um jogo;</text:p>
        </text:list-item>
        <text:list-item>
          <text:p text:style-name="P3"><text:span text:style-name="T1">O</text:span> usuário poderá acompanhar os resultados dos jogos, e verificar a sua pontuação no bolão (considerando que cada bolão é composto de uma série de apostadores, um ranking poderá ser estabelecido);</text:p>
        </text:list-item>
        <text:list-item>
          <text:p text:style-name="P3"><text:span text:style-name="T1">O</text:span> administrador de um bolão poderá definir as regras de pontuação espec<text:span text:style-name="T1">í</text:span>ficas para o seu bol<text:span text:style-name="T1">ã</text:span>o (ex: acertar o placar, 100 pontos; acertar o vencedor ou empate, independente do placar, 50 pontos; acertar a quantidade de gols de um time, independente do placar, 10 pontos; e assim por diante);</text:p>
        </text:list-item>
        <text:list-item>
          <text:p text:style-name="P4"><text:span text:style-name="T3">O</text:span><text:span text:style-name="T2"> administrador de um bolão PODERÁ definir os critérios de desempate, já que o bolão poderá ter APENAS um venced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Quicksand" svg:font-family="Quicksand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20:32.766000000</meta:creation-date>
    <dc:date>2018-12-06T17:12:38.489886149</dc:date>
    <meta:editing-duration>PT20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31" meta:character-count="1351" meta:non-whitespace-character-count="1141"/>
  </office:meta>
</office:document-meta>
</file>